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D0000028F64226E72DC64FB1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eau1" style:family="table">
      <style:table-properties style:width="24.633cm" fo:margin-left="0.018cm" fo:margin-top="0cm" fo:margin-bottom="0cm" table:align="left" style:writing-mode="lr-tb"/>
    </style:style>
    <style:style style:name="Tableau1.A" style:family="table-column">
      <style:table-column-properties style:column-width="2.141cm"/>
    </style:style>
    <style:style style:name="Tableau1.B" style:family="table-column">
      <style:table-column-properties style:column-width="22.49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au2" style:family="table">
      <style:table-properties style:width="24.617cm" fo:margin-left="0.018cm" fo:margin-top="0cm" fo:margin-bottom="0cm" table:align="left" style:writing-mode="lr-tb"/>
    </style:style>
    <style:style style:name="Tableau2.A" style:family="table-column">
      <style:table-column-properties style:column-width="2.194cm"/>
    </style:style>
    <style:style style:name="Tableau2.B" style:family="table-column">
      <style:table-column-properties style:column-width="5.373cm"/>
    </style:style>
    <style:style style:name="Tableau2.C" style:family="table-column">
      <style:table-column-properties style:column-width="7.327cm"/>
    </style:style>
    <style:style style:name="Tableau2.D" style:family="table-column">
      <style:table-column-properties style:column-width="9.72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au3" style:family="table">
      <style:table-properties style:width="24.575cm" fo:margin-left="0.245cm" fo:margin-top="0cm" fo:margin-bottom="0cm" table:align="left" style:writing-mode="lr-tb"/>
    </style:style>
    <style:style style:name="Tableau3.A" style:family="table-column">
      <style:table-column-properties style:column-width="4.814cm"/>
    </style:style>
    <style:style style:name="Tableau3.B" style:family="table-column">
      <style:table-column-properties style:column-width="5.452cm"/>
    </style:style>
    <style:style style:name="Tableau3.C" style:family="table-column">
      <style:table-column-properties style:column-width="3.306cm"/>
    </style:style>
    <style:style style:name="Tableau3.D" style:family="table-column">
      <style:table-column-properties style:column-width="5.239cm"/>
    </style:style>
    <style:style style:name="Tableau3.E" style:family="table-column">
      <style:table-column-properties style:column-width="5.76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au3.A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paragraph-properties fo:line-height="100%" fo:orphans="0" fo:widows="0"/>
    </style:style>
    <style:style style:name="P3" style:family="paragraph" style:parent-style-name="normal">
      <style:paragraph-properties fo:margin-left="1.27cm" fo:margin-right="0cm" fo:line-height="100%" fo:orphans="0" fo:widows="0" fo:text-indent="-0.635cm" style:auto-text-indent="false"/>
      <style:text-properties officeooo:paragraph-rsid="002c73a6"/>
    </style:style>
    <style:style style:name="P4" style:family="paragraph" style:parent-style-name="normal">
      <style:text-properties style:font-name="Montserrat" style:font-name-asian="Montserrat1" style:font-name-complex="Montserrat1"/>
    </style:style>
    <style:style style:name="P5" style:family="paragraph" style:parent-style-name="normal">
      <style:paragraph-properties fo:line-height="100%" fo:orphans="0" fo:widows="0"/>
      <style:text-properties style:font-name="Montserrat" style:font-name-asian="Montserrat1" style:font-name-complex="Montserrat1"/>
    </style:style>
    <style:style style:name="P6" style:family="paragraph" style:parent-style-name="normal">
      <style:paragraph-properties fo:line-height="100%" fo:orphans="0" fo:widows="0"/>
      <style:text-properties style:font-name="Montserrat" officeooo:rsid="000fa950" officeooo:paragraph-rsid="000fa950" style:font-name-asian="Montserrat1" style:font-name-complex="Montserrat1"/>
    </style:style>
    <style:style style:name="P7" style:family="paragraph" style:parent-style-name="normal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8" style:family="paragraph" style:parent-style-name="normal">
      <style:paragraph-properties fo:margin-left="0cm" fo:margin-right="0cm" fo:line-height="100%" fo:orphans="0" fo:widows="0" fo:text-indent="0cm" style:auto-text-indent="false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9" style:family="paragraph" style:parent-style-name="normal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10" style:family="paragraph" style:parent-style-name="normal">
      <style:paragraph-properties fo:margin-left="1.27cm" fo:margin-right="0cm" fo:line-height="100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1" style:family="paragraph" style:parent-style-name="normal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paragraph-rsid="00178639" style:font-name-asian="Montserrat1" style:font-size-asian="12pt" style:font-name-complex="Montserrat1" style:font-size-complex="12pt"/>
    </style:style>
    <style:style style:name="P12" style:family="paragraph" style:parent-style-name="normal">
      <style:text-properties style:font-name="Montserrat" fo:font-size="12pt" style:font-name-asian="Montserrat1" style:font-size-asian="12pt" style:font-name-complex="Montserrat1" style:font-size-complex="12pt"/>
    </style:style>
    <style:style style:name="P13" style:family="paragraph" style:parent-style-name="normal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rsid="002c73a6" officeooo:paragraph-rsid="002c73a6" style:font-name-asian="Montserrat1" style:font-size-asian="12pt" style:font-name-complex="Montserrat1" style:font-size-complex="12pt"/>
    </style:style>
    <style:style style:name="P14" style:family="paragraph" style:parent-style-name="normal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5" style:family="paragraph" style:parent-style-name="normal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16" style:family="paragraph" style:parent-style-name="normal"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17" style:family="paragraph" style:parent-style-name="normal">
      <style:paragraph-properties fo:margin-left="0cm" fo:margin-right="0cm" fo:text-indent="-0.026cm" style:auto-text-indent="false"/>
    </style:style>
    <style:style style:name="P18" style:family="paragraph" style:parent-style-name="Standard">
      <style:text-properties style:font-name="Arial1" fo:font-size="10pt" style:font-size-asian="10pt" style:font-size-complex="10pt"/>
    </style:style>
    <style:style style:name="P19" style:family="paragraph" style:parent-style-name="Standard">
      <style:text-properties style:font-name="Arial1" fo:font-size="10pt" officeooo:rsid="001f0da7" officeooo:paragraph-rsid="001f0da7" style:font-size-asian="10pt" style:font-size-complex="10pt"/>
    </style:style>
    <style:style style:name="P20" style:family="paragraph" style:parent-style-name="Standard">
      <style:text-properties style:font-name="Arial1" fo:font-size="10pt" officeooo:rsid="00178639" officeooo:paragraph-rsid="00178639" style:font-size-asian="10pt" style:font-size-complex="10pt"/>
    </style:style>
    <style:style style:name="P21" style:family="paragraph" style:parent-style-name="normal">
      <style:paragraph-properties fo:line-height="100%" fo:orphans="0" fo:widows="0"/>
      <style:text-properties style:font-name="Arial1" fo:font-size="10pt" officeooo:rsid="00178639" officeooo:paragraph-rsid="00178639" style:font-size-asian="10pt" style:font-size-complex="10pt"/>
    </style:style>
    <style:style style:name="P22" style:family="paragraph" style:parent-style-name="normal">
      <style:text-properties style:font-name="Arial1" fo:font-size="10pt" officeooo:rsid="00178639" officeooo:paragraph-rsid="00190dd6" style:font-size-asian="10pt" style:font-size-complex="10pt"/>
    </style:style>
    <style:style style:name="P23" style:family="paragraph" style:parent-style-name="normal">
      <style:text-properties style:font-name="Arial1" fo:font-size="10pt" officeooo:rsid="00178639" style:font-size-asian="10pt" style:font-size-complex="10pt"/>
    </style:style>
    <style:style style:name="P24" style:family="paragraph" style:parent-style-name="Standard">
      <style:text-properties style:font-name="Arial1" fo:font-size="10pt" officeooo:rsid="001a1026" officeooo:paragraph-rsid="001a1026" style:font-size-asian="10pt" style:font-size-complex="10pt"/>
    </style:style>
    <style:style style:name="P25" style:family="paragraph" style:parent-style-name="normal">
      <style:text-properties style:font-name="Arial1" fo:font-size="10pt" officeooo:rsid="001a1026" officeooo:paragraph-rsid="001a1026" style:font-size-asian="10pt" style:font-size-complex="10pt"/>
    </style:style>
    <style:style style:name="P26" style:family="paragraph" style:parent-style-name="normal">
      <style:paragraph-properties fo:line-height="100%" fo:orphans="0" fo:widows="0"/>
      <style:text-properties style:font-name="Arial1" fo:font-size="10pt" officeooo:rsid="001a1026" officeooo:paragraph-rsid="001a1026" style:font-size-asian="10pt" style:font-size-complex="10pt"/>
    </style:style>
    <style:style style:name="P27" style:family="paragraph" style:parent-style-name="Standard">
      <style:text-properties style:font-name="Arial1" fo:font-size="10pt" officeooo:rsid="001b95bf" officeooo:paragraph-rsid="001b95bf" style:font-size-asian="10pt" style:font-size-complex="10pt"/>
    </style:style>
    <style:style style:name="P28" style:family="paragraph" style:parent-style-name="Standard">
      <style:text-properties style:font-name="Arial1" fo:font-size="10pt" officeooo:rsid="0024d2d6" officeooo:paragraph-rsid="0024d2d6" style:font-size-asian="10pt" style:font-size-complex="10pt"/>
    </style:style>
    <style:style style:name="P29" style:family="paragraph" style:parent-style-name="normal">
      <style:paragraph-properties fo:line-height="100%" fo:orphans="0" fo:widows="0"/>
      <style:text-properties style:font-name="Arial1" fo:font-size="10pt" officeooo:rsid="0024d2d6" officeooo:paragraph-rsid="0024d2d6" style:font-size-asian="10pt" style:font-size-complex="10pt"/>
    </style:style>
    <style:style style:name="P30" style:family="paragraph" style:parent-style-name="normal">
      <style:paragraph-properties fo:line-height="100%" fo:orphans="0" fo:widows="0"/>
      <style:text-properties style:font-name="Arial1" fo:font-size="10pt" officeooo:rsid="001ecc18" officeooo:paragraph-rsid="001ecc18" style:font-size-asian="10pt" style:font-size-complex="10pt"/>
    </style:style>
    <style:style style:name="P31" style:family="paragraph" style:parent-style-name="normal">
      <style:paragraph-properties fo:line-height="100%" fo:orphans="0" fo:widows="0"/>
      <style:text-properties style:font-name="Arial1" fo:font-size="10pt" officeooo:rsid="00190dd6" officeooo:paragraph-rsid="00190dd6" style:font-size-asian="10pt" style:font-size-complex="10pt"/>
    </style:style>
    <style:style style:name="P32" style:family="paragraph" style:parent-style-name="normal">
      <style:paragraph-properties fo:line-height="100%" fo:orphans="0" fo:widows="0"/>
      <style:text-properties style:font-name="Arial1" fo:font-size="10pt" officeooo:rsid="00125552" officeooo:paragraph-rsid="00125552" style:font-size-asian="10pt" style:font-size-complex="10pt"/>
    </style:style>
    <style:style style:name="P33" style:family="paragraph" style:parent-style-name="normal">
      <style:paragraph-properties fo:line-height="100%" fo:orphans="0" fo:widows="0"/>
      <style:text-properties style:font-name="Arial1" fo:font-size="10pt" officeooo:rsid="00136a20" officeooo:paragraph-rsid="00190dd6" style:font-size-asian="10pt" style:font-size-complex="10pt"/>
    </style:style>
    <style:style style:name="P34" style:family="paragraph" style:parent-style-name="normal">
      <style:paragraph-properties fo:line-height="100%" fo:orphans="0" fo:widows="0"/>
      <style:text-properties style:font-name="Arial1" fo:font-size="10pt" officeooo:rsid="00136a20" officeooo:paragraph-rsid="00136a20" style:font-size-asian="10pt" style:font-size-complex="10pt"/>
    </style:style>
    <style:style style:name="P35" style:family="paragraph" style:parent-style-name="normal">
      <style:paragraph-properties fo:line-height="100%" fo:orphans="0" fo:widows="0"/>
      <style:text-properties style:font-name="Arial1" fo:font-size="10pt" officeooo:rsid="00136a20" officeooo:paragraph-rsid="00139fba" style:font-size-asian="10pt" style:font-size-complex="10pt"/>
    </style:style>
    <style:style style:name="P36" style:family="paragraph" style:parent-style-name="normal">
      <style:paragraph-properties fo:line-height="100%" fo:orphans="0" fo:widows="0"/>
      <style:text-properties style:font-name="Arial1" fo:font-size="10pt" officeooo:rsid="00139fba" officeooo:paragraph-rsid="00139fba" style:font-size-asian="10pt" style:font-size-complex="10pt"/>
    </style:style>
    <style:style style:name="P37" style:family="paragraph" style:parent-style-name="normal">
      <style:paragraph-properties fo:line-height="100%" fo:orphans="0" fo:widows="0"/>
      <style:text-properties style:font-name="Arial1" fo:font-size="10pt" officeooo:rsid="0010a8f0" officeooo:paragraph-rsid="0010a8f0" style:font-size-asian="10pt" style:font-size-complex="10pt"/>
    </style:style>
    <style:style style:name="P38" style:family="paragraph" style:parent-style-name="normal">
      <style:paragraph-properties fo:line-height="100%" fo:orphans="0" fo:widows="0"/>
      <style:text-properties style:font-name="Arial1" fo:font-size="10pt" officeooo:rsid="001d69f8" officeooo:paragraph-rsid="001d69f8" style:font-size-asian="10pt" style:font-size-complex="10pt"/>
    </style:style>
    <style:style style:name="P39" style:family="paragraph" style:parent-style-name="normal">
      <style:paragraph-properties fo:line-height="100%" fo:orphans="0" fo:widows="0"/>
      <style:text-properties style:font-name="Arial1" fo:font-size="10pt" officeooo:rsid="001d69f8" officeooo:paragraph-rsid="0010a8f0" style:font-size-asian="10pt" style:font-size-complex="10pt"/>
    </style:style>
    <style:style style:name="P40" style:family="paragraph" style:parent-style-name="normal">
      <style:paragraph-properties fo:line-height="100%" fo:orphans="0" fo:widows="0"/>
      <style:text-properties style:font-name="Arial1" fo:font-size="10pt" officeooo:rsid="00200952" officeooo:paragraph-rsid="00200952" style:font-size-asian="10pt" style:font-size-complex="10pt"/>
    </style:style>
    <style:style style:name="P41" style:family="paragraph" style:parent-style-name="normal">
      <style:paragraph-properties fo:line-height="100%" fo:orphans="0" fo:widows="0"/>
      <style:text-properties style:font-name="Arial1" fo:font-size="10pt" officeooo:rsid="0014d930" officeooo:paragraph-rsid="0014d930" style:font-size-asian="10pt" style:font-size-complex="10pt"/>
    </style:style>
    <style:style style:name="P42" style:family="paragraph" style:parent-style-name="normal">
      <style:paragraph-properties fo:line-height="100%" fo:orphans="0" fo:widows="0"/>
      <style:text-properties style:font-name="Arial1" fo:font-size="10pt" officeooo:rsid="002316bb" officeooo:paragraph-rsid="002316bb" style:font-size-asian="10pt" style:font-size-complex="10pt"/>
    </style:style>
    <style:style style:name="P43" style:family="paragraph" style:parent-style-name="normal">
      <style:paragraph-properties fo:line-height="100%" fo:orphans="0" fo:widows="0"/>
      <style:text-properties style:font-name="Arial1" fo:font-size="10pt" officeooo:paragraph-rsid="00200952"/>
    </style:style>
    <style:style style:name="P44" style:family="paragraph" style:parent-style-name="normal">
      <style:paragraph-properties fo:line-height="100%" fo:orphans="0" fo:widows="0"/>
      <style:text-properties style:font-name="Arial1" fo:font-size="10pt" fo:font-style="normal" style:font-name-asian="Montserrat1" style:font-size-asian="10pt" style:font-style-asian="normal" style:font-name-complex="Montserrat1" style:font-size-complex="10pt" style:font-style-complex="normal"/>
    </style:style>
    <style:style style:name="P45" style:family="paragraph" style:parent-style-name="normal">
      <style:paragraph-properties fo:line-height="100%" fo:orphans="0" fo:widows="0"/>
      <style:text-properties style:font-name="Arial1" fo:font-size="12pt" style:font-name-asian="Montserrat1" style:font-size-asian="12pt" style:font-name-complex="Montserrat1" style:font-size-complex="12pt"/>
    </style:style>
    <style:style style:name="P46" style:family="paragraph" style:parent-style-name="normal">
      <style:paragraph-properties fo:margin-left="1.27cm" fo:margin-right="0cm" fo:line-height="100%" fo:orphans="0" fo:widows="0" fo:text-indent="0cm" style:auto-text-indent="false"/>
      <style:text-properties style:font-name="Arial1" fo:font-size="12pt" style:font-name-asian="Montserrat1" style:font-size-asian="12pt" style:font-name-complex="Montserrat1" style:font-size-complex="12pt"/>
    </style:style>
    <style:style style:name="P47" style:family="paragraph" style:parent-style-name="normal">
      <style:paragraph-properties fo:line-height="100%" fo:orphans="0" fo:widows="0"/>
      <style:text-properties style:font-name="Arial1" fo:font-size="12pt" officeooo:rsid="002c73a6" style:font-name-asian="Montserrat1" style:font-size-asian="12pt" style:font-name-complex="Montserrat1" style:font-size-complex="12pt"/>
    </style:style>
    <style:style style:name="P48" style:family="paragraph" style:parent-style-name="normal">
      <style:paragraph-properties fo:margin-left="0cm" fo:margin-right="0cm" fo:text-indent="-0.026cm" style:auto-text-indent="false"/>
      <style:text-properties style:font-name="Arial1"/>
    </style:style>
    <style:style style:name="P49" style:family="paragraph" style:parent-style-name="normal">
      <style:paragraph-properties fo:line-height="100%" fo:orphans="0" fo:widows="0"/>
      <style:text-properties style:font-name="Arial1" fo:font-size="11pt" fo:font-weight="bold" style:font-name-asian="Montserrat1" style:font-size-asian="11pt" style:font-weight-asian="bold" style:font-name-complex="Montserrat1" style:font-size-complex="11pt"/>
    </style:style>
    <style:style style:name="P50" style:family="paragraph" style:parent-style-name="normal">
      <style:paragraph-properties fo:margin-left="1.27cm" fo:margin-right="0cm" fo:line-height="100%" fo:orphans="0" fo:widows="0" fo:text-indent="-0.635cm" style:auto-text-indent="false"/>
      <style:text-properties style:font-name="Arial1" fo:font-size="11pt" officeooo:rsid="002dfbac" officeooo:paragraph-rsid="002dfbac" style:font-name-asian="Montserrat1" style:font-size-asian="11pt" style:font-name-complex="Montserrat1" style:font-size-complex="11pt"/>
    </style:style>
    <style:style style:name="P51" style:family="paragraph" style:parent-style-name="normal">
      <style:paragraph-properties fo:margin-left="1.27cm" fo:margin-right="0cm" fo:line-height="100%" fo:orphans="0" fo:widows="0" fo:text-indent="-0.635cm" style:auto-text-indent="false"/>
      <style:text-properties style:font-name="Arial1" fo:font-size="11pt" officeooo:rsid="002c73a6" officeooo:paragraph-rsid="002c73a6" style:font-name-asian="Montserrat1" style:font-size-asian="11pt" style:font-name-complex="Montserrat1" style:font-size-complex="11pt"/>
    </style:style>
    <style:style style:name="P52" style:family="paragraph" style:parent-style-name="normal">
      <style:paragraph-properties fo:margin-left="1.27cm" fo:margin-right="0cm" fo:line-height="100%" fo:orphans="0" fo:widows="0" fo:text-indent="-0.635cm" style:auto-text-indent="false"/>
      <style:text-properties style:font-name="Arial1" fo:font-size="11pt" officeooo:paragraph-rsid="002c73a6" style:font-size-asian="11pt" style:font-size-complex="11pt"/>
    </style:style>
    <style:style style:name="P53" style:family="paragraph" style:parent-style-name="normal">
      <style:paragraph-properties fo:margin-left="1.27cm" fo:margin-right="0cm" fo:line-height="100%" fo:orphans="0" fo:widows="0" fo:text-indent="-0.635cm" style:auto-text-indent="false"/>
      <style:text-properties style:font-name="Arial1" fo:font-size="11pt" officeooo:rsid="002c73a6" officeooo:paragraph-rsid="002c73a6" style:font-size-asian="11pt" style:font-size-complex="11pt"/>
    </style:style>
    <style:style style:name="P54" style:family="paragraph" style:parent-style-name="Standard">
      <style:text-properties style:font-name="Arial1"/>
    </style:style>
    <style:style style:name="P55" style:family="paragraph" style:parent-style-name="Standard">
      <style:text-properties style:font-name="Arial1" officeooo:paragraph-rsid="002e4731"/>
    </style:style>
    <style:style style:name="P56" style:family="paragraph" style:parent-style-name="Standard">
      <style:text-properties fo:font-size="10pt" style:font-size-asian="10pt" style:font-size-complex="10pt"/>
    </style:style>
    <style:style style:name="P57" style:family="paragraph" style:parent-style-name="Standard">
      <style:text-properties fo:font-size="10pt" officeooo:rsid="002e5f6e" officeooo:paragraph-rsid="002e5f6e" style:font-size-asian="10pt" style:font-size-complex="10pt"/>
    </style:style>
    <style:style style:name="P58" style:family="paragraph" style:parent-style-name="Standard">
      <style:text-properties officeooo:paragraph-rsid="002e4731"/>
    </style:style>
    <style:style style:name="P59" style:family="paragraph" style:parent-style-name="Title" style:master-page-name="Standard">
      <style:paragraph-properties fo:margin-top="0cm" fo:margin-bottom="0.423cm" style:contextual-spacing="false" fo:line-height="100%" fo:text-align="center" style:justify-single-word="false" fo:orphans="0" fo:widows="0" style:page-number="1"/>
      <style:text-properties style:font-name="Montserrat" style:font-name-asian="Montserrat1" style:font-name-complex="Montserrat1"/>
    </style:style>
    <style:style style:name="P60" style:family="paragraph" style:parent-style-name="Standard" style:list-style-name="WWNum6">
      <style:text-properties style:font-name="Arial1" fo:font-size="12pt" style:font-size-asian="12pt" style:font-size-complex="12pt"/>
    </style:style>
    <style:style style:name="P61" style:family="paragraph" style:parent-style-name="Standard">
      <style:text-properties fo:font-size="10pt" style:font-size-asian="10pt" style:font-size-complex="10pt"/>
    </style:style>
    <style:style style:name="P62" style:family="paragraph" style:parent-style-name="Standard" style:list-style-name="WWNum8"/>
    <style:style style:name="P63" style:family="paragraph" style:parent-style-name="normal" style:list-style-name="WWNum4">
      <style:paragraph-properties fo:margin-left="1.27cm" fo:margin-right="0cm" fo:text-indent="-0.635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64" style:family="paragraph" style:parent-style-name="normal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65" style:family="paragraph" style:parent-style-name="normal" style:list-style-name="WWNum4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officeooo:paragraph-rsid="002ec8ed" style:font-name-asian="Montserrat1" style:font-size-asian="14pt" style:font-weight-asian="bold" style:font-name-complex="Montserrat1" style:font-size-complex="14pt"/>
    </style:style>
    <style:style style:name="P66" style:family="paragraph" style:parent-style-name="normal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67" style:family="paragraph" style:parent-style-name="normal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officeooo:paragraph-rsid="002ec8ed" style:font-name-asian="Montserrat1" style:font-size-asian="14pt" style:font-weight-asian="bold" style:font-name-complex="Montserrat1" style:font-size-complex="14pt"/>
    </style:style>
    <style:style style:name="P68" style:family="paragraph" style:parent-style-name="normal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69" style:family="paragraph" style:parent-style-name="normal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70" style:family="paragraph" style:parent-style-name="normal" style:list-style-name="WWNum6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rsid="002c73a6" officeooo:paragraph-rsid="002c73a6" style:font-name-asian="Montserrat1" style:font-size-asian="12pt" style:font-name-complex="Montserrat1" style:font-size-complex="12pt"/>
    </style:style>
    <style:style style:name="P71" style:family="paragraph" style:parent-style-name="normal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72" style:family="paragraph" style:parent-style-name="normal">
      <style:paragraph-properties fo:line-height="100%" fo:orphans="0" fo:widows="0"/>
      <style:text-properties style:font-name="Arial1" fo:font-size="10pt" officeooo:rsid="001d69f8" officeooo:paragraph-rsid="001d69f8" style:font-size-asian="10pt" style:font-size-complex="10pt"/>
    </style:style>
    <style:style style:name="P73" style:family="paragraph" style:parent-style-name="normal">
      <style:text-properties style:font-name="Arial1" fo:font-size="10pt" officeooo:rsid="00200952" style:font-size-asian="10pt" style:font-size-complex="10pt"/>
    </style:style>
    <style:style style:name="P74" style:family="paragraph" style:parent-style-name="normal">
      <style:paragraph-properties fo:line-height="100%" fo:orphans="0" fo:widows="0"/>
      <style:text-properties style:font-name="Arial1" fo:font-size="10pt" fo:font-style="normal" style:font-name-asian="Montserrat1" style:font-size-asian="10pt" style:font-style-asian="normal" style:font-name-complex="Montserrat1" style:font-size-complex="10pt" style:font-style-complex="normal"/>
    </style:style>
    <style:style style:name="P75" style:family="paragraph" style:parent-style-name="normal" style:list-style-name="WWNum7">
      <style:paragraph-properties fo:margin-left="1.27cm" fo:margin-right="0cm" fo:text-indent="-0.635cm" style:auto-text-indent="false"/>
      <style:text-properties style:font-name="Arial1" fo:font-size="12pt" officeooo:paragraph-rsid="00286ee1" style:font-name-asian="Montserrat1" style:font-size-asian="12pt" style:font-name-complex="Montserrat1" style:font-size-complex="12pt"/>
    </style:style>
    <style:style style:name="P76" style:family="paragraph" style:parent-style-name="normal" style:list-style-name="WWNum7">
      <style:paragraph-properties fo:margin-left="0.635cm" fo:margin-right="0cm" fo:text-indent="0cm" style:auto-text-indent="false"/>
      <style:text-properties style:font-name="Arial1" fo:font-size="12pt" officeooo:paragraph-rsid="00286ee1" style:font-name-asian="Montserrat1" style:font-size-asian="12pt" style:font-name-complex="Montserrat1" style:font-size-complex="12pt"/>
    </style:style>
    <style:style style:name="P77" style:family="paragraph" style:parent-style-name="normal" style:list-style-name="WWNum7">
      <style:paragraph-properties fo:margin-left="0cm" fo:margin-right="0cm" fo:text-indent="0cm" style:auto-text-indent="false"/>
      <style:text-properties style:font-name="Arial1" fo:font-size="12pt" officeooo:rsid="001743af" officeooo:paragraph-rsid="00286ee1" style:font-name-asian="Montserrat1" style:font-size-asian="12pt" style:font-name-complex="Montserrat1" style:font-size-complex="12pt"/>
    </style:style>
    <style:style style:name="P78" style:family="paragraph" style:parent-style-name="normal" style:list-style-name="WWNum8">
      <style:paragraph-properties fo:margin-left="1.27cm" fo:margin-right="0cm" fo:line-height="100%" fo:orphans="0" fo:widows="0" fo:text-indent="-0.635cm" style:auto-text-indent="false"/>
      <style:text-properties style:font-name="Arial1" fo:font-size="12pt" style:font-name-asian="Montserrat1" style:font-size-asian="12pt" style:font-name-complex="Montserrat1" style:font-size-complex="12pt"/>
    </style:style>
    <style:style style:name="P79" style:family="paragraph" style:parent-style-name="normal" style:list-style-name="WWNum2">
      <style:paragraph-properties fo:margin-left="1.27cm" fo:margin-right="0cm" fo:line-height="100%" fo:orphans="0" fo:widows="0" fo:text-indent="-0.635cm" style:auto-text-indent="false"/>
      <style:text-properties style:font-name="Arial1" fo:font-size="12pt" style:font-name-asian="Montserrat1" style:font-size-asian="12pt" style:font-name-complex="Montserrat1" style:font-size-complex="12pt"/>
    </style:style>
    <style:style style:name="P80" style:family="paragraph" style:parent-style-name="normal" style:list-style-name="WWNum1">
      <style:paragraph-properties fo:margin-left="1.27cm" fo:margin-right="0cm" fo:line-height="100%" fo:orphans="0" fo:widows="0" fo:text-indent="-0.635cm" style:auto-text-indent="false"/>
      <style:text-properties style:font-name="Arial1" fo:font-size="12pt" officeooo:rsid="002cb654" officeooo:paragraph-rsid="002cb654" style:font-name-asian="Montserrat1" style:font-size-asian="12pt" style:font-name-complex="Montserrat1" style:font-size-complex="12pt"/>
    </style:style>
    <style:style style:name="P81" style:family="paragraph" style:parent-style-name="normal" style:list-style-name="WWNum6">
      <style:paragraph-properties fo:margin-left="1.27cm" fo:margin-right="0cm" fo:line-height="100%" fo:orphans="0" fo:widows="0" fo:text-indent="-0.635cm" style:auto-text-indent="false"/>
      <style:text-properties style:font-name="Arial1" fo:font-size="12pt" officeooo:rsid="002c73a6" officeooo:paragraph-rsid="002c73a6" style:font-name-asian="Montserrat1" style:font-size-asian="12pt" style:font-name-complex="Montserrat1" style:font-size-complex="12pt"/>
    </style:style>
    <style:style style:name="P82" style:family="paragraph" style:parent-style-name="normal" style:list-style-name="WWNum3">
      <style:paragraph-properties fo:margin-left="1.27cm" fo:margin-right="0cm" fo:line-height="100%" fo:orphans="0" fo:widows="0" fo:text-indent="-0.635cm" style:auto-text-indent="false"/>
      <style:text-properties style:font-name="Arial1" fo:font-size="12pt" officeooo:rsid="002c73a6" officeooo:paragraph-rsid="002c73a6" style:font-name-asian="Montserrat1" style:font-size-asian="12pt" style:font-name-complex="Montserrat1" style:font-size-complex="12pt"/>
    </style:style>
    <style:style style:name="P83" style:family="paragraph" style:parent-style-name="normal" style:list-style-name="WWNum1">
      <style:paragraph-properties fo:margin-left="1.27cm" fo:margin-right="0cm" fo:line-height="100%" fo:orphans="0" fo:widows="0" fo:text-indent="-0.635cm" style:auto-text-indent="false"/>
      <style:text-properties style:font-name="Arial1" fo:font-size="12pt" officeooo:rsid="002ec8ed" officeooo:paragraph-rsid="002ec8ed" style:font-name-asian="Montserrat1" style:font-size-asian="12pt" style:font-name-complex="Montserrat1" style:font-size-complex="12pt"/>
    </style:style>
    <style:style style:name="P84" style:family="paragraph" style:parent-style-name="normal" style:list-style-name="WWNum7">
      <style:paragraph-properties fo:margin-left="0.635cm" fo:margin-right="0cm" fo:text-indent="0cm" style:auto-text-indent="false"/>
      <style:text-properties style:font-name="Arial1" fo:font-size="12pt" fo:font-style="normal" fo:font-weight="bold" officeooo:rsid="00125552" officeooo:paragraph-rsid="00286ee1" style:font-name-asian="Montserrat1" style:font-size-asian="12pt" style:font-style-asian="normal" style:font-weight-asian="bold" style:font-name-complex="Montserrat1" style:font-size-complex="12pt" style:font-style-complex="normal" style:font-weight-complex="bold"/>
    </style:style>
    <style:style style:name="P85" style:family="paragraph" style:parent-style-name="normal" style:list-style-name="WWNum7">
      <style:paragraph-properties fo:margin-left="1.27cm" fo:margin-right="0cm" fo:text-indent="-0.635cm" style:auto-text-indent="false"/>
      <style:text-properties style:font-name="Arial1" fo:font-size="12pt" fo:font-style="normal" officeooo:rsid="00125552" officeooo:paragraph-rsid="00286ee1" style:font-name-asian="Montserrat1" style:font-size-asian="12pt" style:font-style-asian="normal" style:font-name-complex="Montserrat1" style:font-size-complex="12pt" style:font-style-complex="normal"/>
    </style:style>
    <style:style style:name="P86" style:family="paragraph" style:parent-style-name="normal" style:list-style-name="WWNum7">
      <style:paragraph-properties fo:margin-left="0.635cm" fo:margin-right="0cm" fo:text-indent="0cm" style:auto-text-indent="false"/>
      <style:text-properties style:font-name="Arial1" fo:font-size="12pt" fo:font-weight="normal" officeooo:rsid="0010a8f0" officeooo:paragraph-rsid="00286ee1" style:font-name-asian="Montserrat1" style:font-size-asian="12pt" style:font-weight-asian="normal" style:font-name-complex="Montserrat1" style:font-size-complex="12pt" style:font-weight-complex="normal"/>
    </style:style>
    <style:style style:name="P87" style:family="paragraph" style:parent-style-name="normal" style:list-style-name="WWNum7">
      <style:paragraph-properties fo:margin-left="0cm" fo:margin-right="0cm" fo:text-indent="0cm" style:auto-text-indent="false"/>
      <style:text-properties style:font-name="Arial1" fo:font-size="12pt" fo:font-weight="normal" officeooo:rsid="002262c0" officeooo:paragraph-rsid="002262c0" style:font-name-asian="Montserrat1" style:font-size-asian="12pt" style:font-weight-asian="normal" style:font-name-complex="Montserrat1" style:font-size-complex="12pt" style:font-weight-complex="normal"/>
    </style:style>
    <style:style style:name="P88" style:family="paragraph" style:parent-style-name="normal" style:list-style-name="WWNum7">
      <style:paragraph-properties fo:margin-left="0.635cm" fo:margin-right="0cm" fo:text-indent="0cm" style:auto-text-indent="false"/>
      <style:text-properties style:font-name="Arial1" officeooo:paragraph-rsid="002262c0"/>
    </style:style>
    <style:style style:name="P89" style:family="paragraph" style:parent-style-name="normal" style:list-style-name="WWNum7">
      <style:paragraph-properties fo:margin-left="0.635cm" fo:margin-right="0cm" fo:text-indent="0cm" style:auto-text-indent="false"/>
      <style:text-properties style:font-name="Arial1" officeooo:rsid="002c73a6" officeooo:paragraph-rsid="002c73a6"/>
    </style:style>
    <style:style style:name="P90" style:family="paragraph" style:parent-style-name="normal" style:list-style-name="WWNum4">
      <style:paragraph-properties fo:margin-left="1.27cm" fo:margin-right="0cm" fo:line-height="100%" fo:orphans="0" fo:widows="0" fo:text-indent="-0.635cm" style:auto-text-indent="false"/>
    </style:style>
    <style:style style:name="P91" style:family="paragraph" style:parent-style-name="normal">
      <style:text-properties fo:font-size="10pt" style:font-size-asian="10pt" style:font-size-complex="10pt"/>
    </style:style>
    <style:style style:name="P92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Montserrat" style:font-name-asian="Montserrat1" style:font-name-complex="Montserrat1"/>
    </style:style>
    <style:style style:name="T2" style:family="text">
      <style:text-properties style:font-name="Montserrat" fo:font-weight="bold" style:font-name-asian="Montserrat1" style:font-weight-asian="bold" style:font-name-complex="Montserrat1"/>
    </style:style>
    <style:style style:name="T3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4" style:family="text">
      <style:text-properties style:font-name="Montserrat" fo:font-size="12pt" officeooo:rsid="00125552" style:font-name-asian="Montserrat1" style:font-size-asian="12pt" style:font-name-complex="Montserrat1" style:font-size-complex="12pt"/>
    </style:style>
    <style:style style:name="T5" style:family="text">
      <style:text-properties style:font-name="Montserrat" fo:font-size="12pt" style:text-underline-style="solid" style:text-underline-width="auto" style:text-underline-color="font-color" style:font-name-asian="Montserrat1" style:font-size-asian="12pt" style:font-name-complex="Montserrat1" style:font-size-complex="12pt"/>
    </style:style>
    <style:style style:name="T6" style:family="text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T7" style:family="text">
      <style:text-properties officeooo:rsid="001094f8"/>
    </style:style>
    <style:style style:name="T8" style:family="text">
      <style:text-properties fo:font-weight="normal" officeooo:rsid="0010a8f0" style:font-weight-asian="normal" style:font-weight-complex="normal"/>
    </style:style>
    <style:style style:name="T9" style:family="text">
      <style:text-properties fo:font-weight="normal" officeooo:rsid="001b95bf" style:font-weight-asian="normal" style:font-weight-complex="normal"/>
    </style:style>
    <style:style style:name="T10" style:family="text">
      <style:text-properties fo:font-weight="normal" officeooo:rsid="002c73a6" style:font-weight-asian="normal" style:font-weight-complex="normal"/>
    </style:style>
    <style:style style:name="T11" style:family="text">
      <style:text-properties fo:font-weight="normal" officeooo:rsid="002cb654" style:font-weight-asian="normal" style:font-weight-complex="normal"/>
    </style:style>
    <style:style style:name="T12" style:family="text">
      <style:text-properties officeooo:rsid="00125552"/>
    </style:style>
    <style:style style:name="T13" style:family="text">
      <style:text-properties officeooo:rsid="00136a20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178639"/>
    </style:style>
    <style:style style:name="T16" style:family="text">
      <style:text-properties officeooo:rsid="0018c533"/>
    </style:style>
    <style:style style:name="T17" style:family="text">
      <style:text-properties officeooo:rsid="00190dd6"/>
    </style:style>
    <style:style style:name="T18" style:family="text">
      <style:text-properties officeooo:rsid="001a1026"/>
    </style:style>
    <style:style style:name="T19" style:family="text">
      <style:text-properties officeooo:rsid="001ecc18"/>
    </style:style>
    <style:style style:name="T20" style:family="text">
      <style:text-properties officeooo:rsid="00200952"/>
    </style:style>
    <style:style style:name="T21" style:family="text">
      <style:text-properties officeooo:rsid="0020e55f"/>
    </style:style>
    <style:style style:name="T22" style:family="text">
      <style:text-properties fo:font-variant="normal" fo:text-transform="none" fo:color="#d1d5db" loext:opacity="100%" fo:letter-spacing="normal" fo:font-style="normal" fo:font-weight="normal"/>
    </style:style>
    <style:style style:name="T23" style:family="text">
      <style:text-properties fo:font-variant="normal" fo:text-transform="none" fo:color="#d1d5db" loext:opacity="100%" style:font-name="S hne" fo:font-size="9.60000038146973pt" fo:letter-spacing="normal" fo:font-style="normal" fo:font-weight="normal"/>
    </style:style>
    <style:style style:name="T24" style:family="text">
      <style:text-properties officeooo:rsid="002316bb"/>
    </style:style>
    <style:style style:name="T25" style:family="text">
      <style:text-properties fo:font-style="italic" style:font-name-asian="Montserrat1" style:font-style-asian="italic" style:font-name-complex="Montserrat1"/>
    </style:style>
    <style:style style:name="T26" style:family="text">
      <style:text-properties officeooo:rsid="0024d2d6"/>
    </style:style>
    <style:style style:name="T27" style:family="text">
      <style:text-properties officeooo:rsid="00125552" style:font-size-asian="10pt" style:font-size-complex="10pt"/>
    </style:style>
    <style:style style:name="T28" style:family="text">
      <style:text-properties officeooo:rsid="00200952" style:font-size-asian="10pt" style:font-size-complex="10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b95bf" style:font-weight-asian="bold" style:font-weight-complex="bold"/>
    </style:style>
    <style:style style:name="T31" style:family="text">
      <style:text-properties fo:font-weight="bold" officeooo:rsid="0010a8f0" style:font-weight-asian="bold" style:font-weight-complex="bold"/>
    </style:style>
    <style:style style:name="T32" style:family="text">
      <style:text-properties fo:font-weight="bold" officeooo:rsid="0018c533" style:font-weight-asian="bold" style:font-weight-complex="bold"/>
    </style:style>
    <style:style style:name="T33" style:family="text">
      <style:text-properties officeooo:rsid="002c73a6"/>
    </style:style>
    <style:style style:name="T34" style:family="text">
      <style:text-properties fo:font-size="12pt" fo:font-weight="bold" style:font-name-asian="Montserrat1" style:font-size-asian="12pt" style:font-weight-asian="bold" style:font-name-complex="Montserrat1" style:font-size-complex="12pt" style:font-weight-complex="bold"/>
    </style:style>
    <style:style style:name="T35" style:family="text">
      <style:text-properties fo:font-size="12pt" fo:font-weight="bold" officeooo:rsid="0010a8f0" style:font-name-asian="Montserrat1" style:font-size-asian="12pt" style:font-weight-asian="bold" style:font-name-complex="Montserrat1" style:font-size-complex="12pt" style:font-weight-complex="bold"/>
    </style:style>
    <style:style style:name="T36" style:family="text">
      <style:text-properties fo:font-size="12pt" fo:font-weight="bold" officeooo:rsid="002262c0" style:font-name-asian="Montserrat1" style:font-size-asian="12pt" style:font-weight-asian="bold" style:font-name-complex="Montserrat1" style:font-size-complex="12pt" style:font-weight-complex="bold"/>
    </style:style>
    <style:style style:name="T37" style:family="text">
      <style:text-properties fo:font-size="12pt" fo:font-weight="normal" style:font-name-asian="Montserrat1" style:font-size-asian="12pt" style:font-weight-asian="normal" style:font-name-complex="Montserrat1" style:font-size-complex="12pt" style:font-weight-complex="normal"/>
    </style:style>
    <style:style style:name="T38" style:family="text">
      <style:text-properties fo:font-size="12pt" fo:font-weight="normal" officeooo:rsid="002262c0" style:font-name-asian="Montserrat1" style:font-size-asian="12pt" style:font-weight-asian="normal" style:font-name-complex="Montserrat1" style:font-size-complex="12pt" style:font-weight-complex="normal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12pt" officeooo:rsid="002ec8ed" style:font-size-asian="12pt" style:font-size-complex="12pt"/>
    </style:style>
    <style:style style:name="T41" style:family="text">
      <style:text-properties fo:font-style="normal" style:text-underline-style="solid" style:text-underline-width="auto" style:text-underline-color="font-color" fo:font-weight="normal" officeooo:rsid="002c73a6" style:font-name-asian="Montserrat1" style:font-style-asian="normal" style:font-weight-asian="normal" style:font-name-complex="Montserrat1" style:font-style-complex="normal" style:font-weight-complex="normal"/>
    </style:style>
    <style:style style:name="T42" style:family="text">
      <style:text-properties fo:font-style="normal" style:text-underline-style="none" fo:font-weight="normal" officeooo:rsid="002c73a6" style:font-name-asian="Montserrat1" style:font-style-asian="normal" style:font-weight-asian="normal" style:font-name-complex="Montserrat1" style:font-style-complex="normal" style:font-weight-complex="normal"/>
    </style:style>
    <style:style style:name="T43" style:family="text">
      <style:text-properties officeooo:rsid="002c73a6" style:font-name-asian="Montserrat1" style:font-name-complex="Montserrat1"/>
    </style:style>
    <style:style style:name="T44" style:family="text">
      <style:text-properties officeooo:rsid="002dfbac"/>
    </style:style>
    <style:style style:name="T45" style:family="text">
      <style:text-properties officeooo:rsid="002e4731"/>
    </style:style>
    <style:style style:name="T46" style:family="text">
      <style:text-properties style:font-name="Arial1"/>
    </style:style>
    <style:style style:name="T47" style:family="text">
      <style:text-properties style:font-name="Arial1" style:text-underline-style="solid" style:text-underline-width="auto" style:text-underline-color="font-color" fo:font-weight="normal" style:font-weight-asian="normal" style:font-weight-complex="normal"/>
    </style:style>
    <style:style style:name="T48" style:family="text">
      <style:text-properties style:font-name="Arial1" style:text-underline-style="none" fo:font-weight="normal" style:font-weight-asian="normal" style:font-weight-complex="normal"/>
    </style:style>
    <style:style style:name="T49" style:family="text">
      <style:text-properties style:font-name="Arial1" fo:font-size="10pt" officeooo:rsid="002262c0" style:font-size-asian="10pt" style:font-size-complex="10pt"/>
    </style:style>
    <style:style style:name="T50" style:family="text">
      <style:text-properties style:font-name="Arial1" fo:font-size="10pt" officeooo:rsid="002e5f6e" style:font-size-asian="10pt" style:font-size-complex="10pt"/>
    </style:style>
    <style:style style:name="T51" style:family="text">
      <style:text-properties style:font-name="Arial1" fo:font-size="12pt" style:font-name-asian="Montserrat1" style:font-size-asian="12pt" style:font-name-complex="Montserrat1" style:font-size-complex="12pt"/>
    </style:style>
    <style:style style:name="T52" style:family="text">
      <style:text-properties style:font-name="Arial1" fo:font-size="12pt" fo:font-weight="bold" officeooo:rsid="002c73a6" style:font-name-asian="Montserrat1" style:font-size-asian="12pt" style:font-weight-asian="bold" style:font-name-complex="Montserrat1" style:font-size-complex="12pt" style:font-weight-complex="bold"/>
    </style:style>
    <style:style style:name="T53" style:family="text">
      <style:text-properties style:font-name="Arial1" fo:font-size="12pt" fo:font-weight="normal" officeooo:rsid="002ec8ed" style:font-name-asian="Montserrat1" style:font-size-asian="12pt" style:font-weight-asian="normal" style:font-name-complex="Montserrat1" style:font-size-complex="12pt" style:font-weight-complex="normal"/>
    </style:style>
    <style:style style:name="T54" style:family="text">
      <style:text-properties style:font-name="Arial1" fo:font-size="12pt" style:text-underline-style="solid" style:text-underline-width="auto" style:text-underline-color="font-color" style:font-name-asian="Montserrat1" style:font-size-asian="12pt" style:font-name-complex="Montserrat1" style:font-size-complex="12pt"/>
    </style:style>
    <style:style style:name="T55" style:family="text">
      <style:text-properties style:text-underline-style="none"/>
    </style:style>
    <style:style style:name="T56" style:family="text">
      <style:text-properties officeooo:rsid="002e5f6e"/>
    </style:style>
    <style:style style:name="T57" style:family="text">
      <style:text-properties fo:font-size="10pt" style:font-size-asian="10pt" style:font-size-complex="10pt"/>
    </style:style>
    <style:style style:name="T58" style:family="text">
      <style:text-properties fo:font-size="10pt" officeooo:rsid="002e5f6e" style:font-size-asian="10pt" style:font-size-complex="10pt"/>
    </style:style>
    <style:style style:name="T59" style:family="text">
      <style:text-properties officeooo:rsid="002ec8ed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bookmark text:name="_1jgtpi0w9ri"/>Spécifications techniques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text:span text:style-name="T2">Projet</text:span><text:span text:style-name="T1"> </text:span></text:p>
          </table:table-cell>
          <table:table-cell table:style-name="Tableau1.A1" office:value-type="string">
            <text:p text:style-name="P6">Menu Maker by Qwenta</text:p>
          </table:table-cell>
        </table:table-row>
      </table:table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5">Version</text:p>
          </table:table-cell>
          <table:table-cell table:style-name="Tableau2.A1" office:value-type="string">
            <text:p text:style-name="P15">Auteur</text:p>
          </table:table-cell>
          <table:table-cell table:style-name="Tableau2.A1" office:value-type="string">
            <text:p text:style-name="P15">Date</text:p>
          </table:table-cell>
          <table:table-cell table:style-name="Tableau2.A1" office:value-type="string">
            <text:p text:style-name="P15">Approbation </text:p>
          </table:table-cell>
        </table:table-row>
        <table:table-row table:style-name="Tableau2.1">
          <table:table-cell table:style-name="Tableau2.A1" office:value-type="string">
            <text:p text:style-name="P5">1.0</text:p>
          </table:table-cell>
          <table:table-cell table:style-name="Tableau2.A1" office:value-type="string">
            <text:p text:style-name="P6">Sullivan Irbah</text:p>
          </table:table-cell>
          <table:table-cell table:style-name="Tableau2.A1" office:value-type="string">
            <text:p text:style-name="P6">16/03/2023</text:p>
          </table:table-cell>
          <table:table-cell table:style-name="Tableau2.A1" office:value-type="string">
            <text:p text:style-name="P6">John</text:p>
          </table:table-cell>
        </table:table-row>
      </table:table>
      <text:p text:style-name="P4"/>
      <text:p text:style-name="normal"><text:span text:style-name="T3">Le but de ce document est de </text:span><text:span text:style-name="T5">définir et justifier</text:span><text:span text:style-name="T3"> les spécifications techniques de </text:span><text:span text:style-name="T4">Menu Maker by Qwenta</text:span><text:span text:style-name="T3">.</text:span></text:p>
      <text:p text:style-name="P7"/>
      <text:p text:style-name="P16"/>
      <text:list xml:id="list3197585722" text:style-name="WWNum4">
        <text:list-item>
          <text:p text:style-name="P63">Choix technologiques</text:p>
        </text:list-item>
      </text:list>
      <text:p text:style-name="P17"><draw:rect text:anchor-type="as-char" style:rel-width="100%" draw:z-index="10" draw:name="Forme1" draw:style-name="gr1" draw:text-style-name="P92" svg:width="24.621cm" svg:height="0.054cm"><text:p/></draw:rect></text:p>
      <text:p text:style-name="P7"/>
      <text:list text:style-name="WWNum5">
        <text:list-item>
          <text:p text:style-name="P68">État des lieux des besoins fonctionnels et de l<text:span text:style-name="T7">e</text:span>urs solutions techniques :</text:p>
        </text:list-item>
      </text:list>
      <text:p text:style-name="normal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15">Besoin </text:p>
          </table:table-cell>
          <table:table-cell table:style-name="Tableau3.A1" office:value-type="string">
            <text:p text:style-name="P15">Contraintes</text:p>
          </table:table-cell>
          <table:table-cell table:style-name="Tableau3.A1" office:value-type="string">
            <text:p text:style-name="P15">Solution</text:p>
          </table:table-cell>
          <table:table-cell table:style-name="Tableau3.A1" office:value-type="string">
            <text:p text:style-name="P15">Description de la solution</text:p>
          </table:table-cell>
          <table:table-cell table:style-name="Tableau3.A1" office:value-type="string">
            <text:p text:style-name="P15">Justification (2 arguments)</text:p>
          </table:table-cell>
        </table:table-row>
        <table:table-row table:style-name="Tableau3.1">
          <table:table-cell table:style-name="Tableau3.A2" office:value-type="string">
            <text:p text:style-name="P18">Faire comprendre aux utilisateurs l’interet du site</text:p>
          </table:table-cell>
          <table:table-cell table:style-name="Tableau3.A2" office:value-type="string">
            <text:p text:style-name="P18">Pouvoir acceder à la page d’accueil du site sans avoir à se connecter/s’inscrire</text:p>
          </table:table-cell>
          <table:table-cell table:style-name="Tableau3.A2" office:value-type="string">
            <text:p text:style-name="P20">Bootstrap</text:p>
          </table:table-cell>
          <table:table-cell table:style-name="Tableau3.A2" office:value-type="string">
            <text:p text:style-name="P18">Bootstrap est un framework HTML/CSS qui permet de créer facilement et rapidement des sites et applications web responsives.</text:p>
          </table:table-cell>
          <table:table-cell table:style-name="Tableau3.A2" office:value-type="string">
            <text:p text:style-name="P20">1) Il permet de gagner du temps en appelant des classes CSS déjà existantes</text:p>
            <text:p text:style-name="P20">2) Bootstrap est compatible sur tous les navigateurs</text:p>
          </table:table-cell>
        </table:table-row>
        <table:table-row table:style-name="Tableau3.1">
          <table:table-cell table:style-name="Tableau3.A2" office:value-type="string">
            <text:p text:style-name="P21">S’<text:span text:style-name="T17">inscrire</text:span></text:p>
          </table:table-cell>
          <table:table-cell table:style-name="Tableau3.A2" office:value-type="string">
            <text:p text:style-name="P31">On entre son adresse e-mail pour s’inscrire</text:p>
          </table:table-cell>
          <table:table-cell table:style-name="Tableau3.A2" office:value-type="string">
            <text:p text:style-name="P22">Auth0</text:p>
          </table:table-cell>
          <table:table-cell table:style-name="Tableau3.A2" office:value-type="string">
            <text:p text:style-name="P18"><text:span text:style-name="T15">Il permet aux </text:span>utilisateurs de s'authentifier à l'aide d'un lien magique via des e-mails.</text:p>
          </table:table-cell>
          <table:table-cell table:style-name="Tableau3.A2" office:value-type="string">
            <text:p text:style-name="P18">1) Auth0 est conçu pour gérer des milliards d'authentifications par jour, ce qui le rend évolutif et adapté aux entreprises de toutes tailles.</text:p>
            <text:p text:style-name="P18"><text:soft-page-break/>2) Auth0 peut être facilement intégré à diverses applications et technologies, notamment les frameworks web <text:span text:style-name="T15">ou les API</text:span></text:p>
          </table:table-cell>
        </table:table-row>
        <table:table-row table:style-name="Tableau3.1">
          <table:table-cell table:style-name="Tableau3.A2" office:value-type="string">
            <text:p text:style-name="P21">Se connecter</text:p>
          </table:table-cell>
          <table:table-cell table:style-name="Tableau3.A2" office:value-type="string">
            <text:p text:style-name="P32"><text:span text:style-name="T17">O</text:span>n entre son adresse e-mail pour s’identifier </text:p>
            <text:p text:style-name="P32"/>
            <text:p text:style-name="P35"/>
          </table:table-cell>
          <table:table-cell table:style-name="Tableau3.A2" office:value-type="string">
            <text:p text:style-name="P23">Auth0</text:p>
          </table:table-cell>
          <table:table-cell table:style-name="Tableau3.A2" office:value-type="string">
            <text:p text:style-name="P18"><text:span text:style-name="T15">Il permet aux </text:span>utilisateurs de s'authentifier à l'aide d'un lien magique via des e-mails.</text:p>
          </table:table-cell>
          <table:table-cell table:style-name="Tableau3.A2" office:value-type="string">
            <text:p text:style-name="P18">1) Auth0 est conçu pour gérer des milliards d'authentifications par jour, ce qui le rend évolutif et adapté aux entreprises de toutes tailles.</text:p>
            <text:p text:style-name="P18">2) Auth0 peut être facilement intégré à diverses applications et technologies, notamment les frameworks web <text:span text:style-name="T15">ou les API</text:span></text:p>
          </table:table-cell>
        </table:table-row>
        <table:table-row table:style-name="Tableau3.1">
          <table:table-cell table:style-name="Tableau3.A2" office:value-type="string">
            <text:p text:style-name="P31">Formulaire d’authentification</text:p>
          </table:table-cell>
          <table:table-cell table:style-name="Tableau3.A2" office:value-type="string">
            <text:p text:style-name="P32">Il faut que ce soit une fenêtre modale</text:p>
          </table:table-cell>
          <table:table-cell table:style-name="Tableau3.A2" office:value-type="string">
            <text:p text:style-name="P44">react-modal </text:p>
          </table:table-cell>
          <table:table-cell table:style-name="Tableau3.A2" office:value-type="string">
            <text:p text:style-name="P56">React Modal est une librairie React populaire pour créer des <text:span text:style-name="T59">f</text:span>enêtres modales personnalisables. </text:p>
            <text:p text:style-name="P56"/>
          </table:table-cell>
          <table:table-cell table:style-name="Tableau3.A2" office:value-type="string">
            <text:p text:style-name="P56">1) React Modal est facile à utiliser et peut être intégré facilement dans <text:span text:style-name="T59">une </text:span>application React existante</text:p>
            <text:p text:style-name="P56"><text:span text:style-name="T59">2) React Modal</text:span> permet aux utilisateurs de naviguer dans la fenêtre modale en utilisant uniquement le clavier. </text:p>
          </table:table-cell>
        </table:table-row>
        <table:table-row table:style-name="Tableau3.1">
          <table:table-cell table:style-name="Tableau3.A2" office:value-type="string">
            <text:p text:style-name="P31">Bouton besoin d’aide</text:p>
          </table:table-cell>
          <table:table-cell table:style-name="Tableau3.A2" office:value-type="string">
            <text:p text:style-name="P33">Avoir la possibilité d’envoyer un email aux équipes du site en cliquant sur <text:span text:style-name="T45">le bouton </text:span>« Besoin d’aide » <text:span text:style-name="T45">présent sur le formulaire d’authentification</text:span></text:p>
          </table:table-cell>
          <table:table-cell table:style-name="Tableau3.A2" office:value-type="string">
            <text:p text:style-name="P25">Nodemailer</text:p>
          </table:table-cell>
          <table:table-cell table:style-name="Tableau3.A2" office:value-type="string">
            <text:p text:style-name="P24">C’est une librairie nodeJS qui va permettre a l’utilisateur d’envoyer un email automatique à partir du serveur</text:p>
          </table:table-cell>
          <table:table-cell table:style-name="Tableau3.A2" office:value-type="string">
            <text:p text:style-name="P24">1) Elle est compatible avec NodeJS que l’on utilise pour le serveur</text:p>
            <text:p text:style-name="P24">2) Elle offre une grande flexibilité dans la façon <text:s/>dont on peut personnaliser les emails</text:p>
          </table:table-cell>
        </table:table-row>
        <table:table-row table:style-name="Tableau3.1">
          <table:table-cell table:style-name="Tableau3.A2" office:value-type="string">
            <text:p text:style-name="P21">Se déconnecter</text:p>
          </table:table-cell>
          <table:table-cell table:style-name="Tableau3.A2" office:value-type="string">
            <text:p text:style-name="P36">Pouvoir se déconnecter depuis n’importe quelle page connectée </text:p>
          </table:table-cell>
          <table:table-cell table:style-name="Tableau3.A2" office:value-type="string">
            <text:p text:style-name="P22">Auth0</text:p>
          </table:table-cell>
          <table:table-cell table:style-name="Tableau3.A2" office:value-type="string">
            <text:p text:style-name="P27">En plus de gérer l’identification, cette plateforme peut aussi gérer la deconnexion d’un site</text:p>
          </table:table-cell>
          <table:table-cell table:style-name="Tableau3.A2" office:value-type="string">
            <text:p text:style-name="P18">1) Auth0 est conçu pour gérer des milliards d'authentifications par jour, ce qui le rend évolutif et adapté aux entreprises de toutes tailles.</text:p>
            <text:p text:style-name="P18"><text:soft-page-break/>2) Auth0 peut être facilement intégré à diverses applications et technologies, notamment les frameworks web <text:span text:style-name="T15">ou les API</text:span></text:p>
          </table:table-cell>
        </table:table-row>
        <table:table-row table:style-name="Tableau3.1">
          <table:table-cell table:style-name="Tableau3.A2" office:value-type="string">
            <text:p text:style-name="P36">Avoir accés au dashbord du site lorsqu’on est connecté</text:p>
          </table:table-cell>
          <table:table-cell table:style-name="Tableau3.A2" office:value-type="string">
            <text:p text:style-name="P36">L’utilisateur doit pouvoir accéder aux encarts lui permettant de créer, diffuser et imprimer un menu ainsi qu’aux articles parlant du site</text:p>
          </table:table-cell>
          <table:table-cell table:style-name="Tableau3.A2" office:value-type="string">
            <text:p text:style-name="P20">Bootstrap</text:p>
          </table:table-cell>
          <table:table-cell table:style-name="Tableau3.A2" office:value-type="string">
            <text:p text:style-name="P18">Bootstrap est un framework HTML/CSS qui permet de créer facilement et rapidement des sites et applications web responsives.</text:p>
          </table:table-cell>
          <table:table-cell table:style-name="Tableau3.A2" office:value-type="string">
            <text:p text:style-name="P20">1) Il permet de gagner du temps en appelant des classes CSS déjà existantes</text:p>
            <text:p text:style-name="P20">2) Bootstrap est compatible sur tous les navigateurs</text:p>
          </table:table-cell>
        </table:table-row>
        <table:table-row table:style-name="Tableau3.1">
          <table:table-cell table:style-name="Tableau3.A2" office:value-type="string">
            <text:p text:style-name="P18">Création d'une catégorie de menu</text:p>
          </table:table-cell>
          <table:table-cell table:style-name="Tableau3.A2" office:value-type="string">
            <text:p text:style-name="P91">L'ajout d'une catégorie doit pouvoir se faire directement sur l'écran de création de menu depuis une modale.</text:p>
          </table:table-cell>
          <table:table-cell table:style-name="Tableau3.A2" office:value-type="string">
            <text:p text:style-name="P44">react-modal </text:p>
          </table:table-cell>
          <table:table-cell table:style-name="Tableau3.A2" office:value-type="string">
            <text:p text:style-name="P56">React Modal est une librairie React populaire pour créer des <text:span text:style-name="T59">f</text:span>enêtres modales personnalisables. </text:p>
            <text:p text:style-name="P56"/>
          </table:table-cell>
          <table:table-cell table:style-name="Tableau3.A2" office:value-type="string">
            <text:p text:style-name="P56">1) React Modal est facile à utiliser et peut être intégré facilement dans <text:span text:style-name="T59">une </text:span>application React existante</text:p>
            <text:p text:style-name="P56"><text:span text:style-name="T59">2) React Modal</text:span> permet aux utilisateurs de naviguer dans la fenêtre modale en utilisant uniquement le clavier. </text:p>
          </table:table-cell>
        </table:table-row>
        <table:table-row table:style-name="Tableau3.1">
          <table:table-cell table:style-name="Tableau3.A2" office:value-type="string">
            <text:p text:style-name="P37">Créer un formulaire pour ajouter des plats <text:span text:style-name="T12">dans </text:span><text:span text:style-name="T13">le</text:span><text:span text:style-name="T12"> menu</text:span></text:p>
          </table:table-cell>
          <table:table-cell table:style-name="Tableau3.A2" office:value-type="string">
            <text:p text:style-name="P38">L’ajout des informations concernant le menu (image, nom du plat, prix, description) doit pouvoir se faire directement sur l’écran de création de menu depuis une modale</text:p>
          </table:table-cell>
          <table:table-cell table:style-name="Tableau3.A2" office:value-type="string">
            <text:p text:style-name="P44">react-modal </text:p>
          </table:table-cell>
          <table:table-cell table:style-name="Tableau3.A2" office:value-type="string">
            <text:p text:style-name="P56">React Modal est une librairie React populaire pour créer des <text:span text:style-name="T59">f</text:span>enêtres modales personnalisables. </text:p>
            <text:p text:style-name="P56"/>
          </table:table-cell>
          <table:table-cell table:style-name="Tableau3.A2" office:value-type="string">
            <text:p text:style-name="P56">1) React Modal est facile à utiliser et peut être intégré facilement dans <text:span text:style-name="T59">une </text:span>application React existante</text:p>
            <text:p text:style-name="P56"><text:span text:style-name="T59">2) React Modal</text:span> permet aux utilisateurs de naviguer dans la fenêtre modale en utilisant uniquement le clavier. </text:p>
          </table:table-cell>
        </table:table-row>
        <table:table-row table:style-name="Tableau3.1">
          <table:table-cell table:style-name="Tableau3.A2" office:value-type="string">
            <text:p text:style-name="P39">Ajouter plusieurs plats d’un coup</text:p>
          </table:table-cell>
          <table:table-cell table:style-name="Tableau3.A2" office:value-type="string">
            <text:p text:style-name="P38">Le formulaire doit être infini afin que l’utilisateur puisse ajouter autant de plats que possible sur son menu grâce a un bouton « Ajouter un plat »</text:p>
          </table:table-cell>
          <table:table-cell table:style-name="Tableau3.A2" office:value-type="string">
            <text:p text:style-name="P56">React Hooks Form </text:p>
          </table:table-cell>
          <table:table-cell table:style-name="Tableau3.A2" office:value-type="string">
            <text:p text:style-name="P73">Cette librairie React permet de créer simplement des formulaires dynamiques</text:p>
          </table:table-cell>
          <table:table-cell table:style-name="Tableau3.A2" office:value-type="string">
            <text:p text:style-name="P18"><text:span text:style-name="T25"><text:s/></text:span>1) Nous avons choisi de développer en React, la librairie est cohérente avec ce choix.</text:p>
            <text:p text:style-name="P18">2) Il s'agit de la librairie la plus utilisée.</text:p>
          </table:table-cell>
        </table:table-row>
        <table:table-row table:style-name="Tableau3.1">
          <table:table-cell table:style-name="Tableau3.A2" office:value-type="string">
            <text:p text:style-name="P40">Modifier la police d’écriture <text:soft-page-break/>et les couleurs du menu</text:p>
          </table:table-cell>
          <table:table-cell table:style-name="Tableau3.A2" office:value-type="string">
            <text:p text:style-name="P43"><text:span text:style-name="T27">Il faut afficher un aperçu du </text:span><text:soft-page-break/><text:span text:style-name="T27">menu et </text:span><text:span text:style-name="T28">que les modifications que l’on fait soient modifiées dynamiquement</text:span></text:p>
          </table:table-cell>
          <table:table-cell table:style-name="Tableau3.A2" office:value-type="string">
            <text:p text:style-name="P57">styled-<text:soft-page-break/>components</text:p>
          </table:table-cell>
          <table:table-cell table:style-name="Tableau3.A2" office:value-type="string">
            <text:p text:style-name="P56"><text:span text:style-name="T56">Cette</text:span> librairie populaire pour <text:soft-page-break/>React permet de créer des composants React stylisés à l'aide de CSS </text:p>
          </table:table-cell>
          <table:table-cell table:style-name="Tableau3.A2" office:value-type="string">
            <text:p text:style-name="Standard"><text:span text:style-name="T49">1) </text:span><text:span text:style-name="T50">Il </text:span><text:span text:style-name="T57">peut être </text:span><text:span text:style-name="T58">f</text:span><text:span text:style-name="T57">acilement intégré </text:span><text:soft-page-break/><text:span text:style-name="T57">dans des projets React existants. </text:span></text:p>
            <text:p text:style-name="Standard"><text:span text:style-name="T49">2) </text:span><text:span text:style-name="T50">Il</text:span><text:span text:style-name="T57"> permet de réutiliser facilement les styles en les définissant une fois et en les appliquant à plusieurs composants. </text:span></text:p>
          </table:table-cell>
        </table:table-row>
        <table:table-row table:style-name="Tableau3.1">
          <table:table-cell table:style-name="Tableau3.A2" office:value-type="string">
            <text:p text:style-name="P37">Exporter le menu sur instagram et deliveroo</text:p>
          </table:table-cell>
          <table:table-cell table:style-name="Tableau3.A2" office:value-type="string">
            <text:p text:style-name="P34"><text:s/><text:span text:style-name="T18">G</text:span>énérer automatiquement des images du menu compatibles avec instagram</text:p>
          </table:table-cell>
          <table:table-cell table:style-name="Tableau3.A2" office:value-type="string">
            <text:p text:style-name="P41">API <text:span text:style-name="T33">Graph pour instagram</text:span></text:p>
          </table:table-cell>
          <table:table-cell table:style-name="Tableau3.A2" office:value-type="string">
            <text:p text:style-name="P18">L' API Instagram offre la possibilité aux <text:span text:style-name="T19">développeurs </text:span>d'utiliser facilement les fonctionnalités du réseau social pour leur activité. </text:p>
          </table:table-cell>
          <table:table-cell table:style-name="Tableau3.A2" office:value-type="string">
            <text:p text:style-name="P30">1) L’API est directement crée par instagram, ce qui permet une maintenance efficace</text:p>
            <text:p text:style-name="P30">2) Instagram possède une grande base d’utilisateurs, la possibilité de poster ses menus sur instagram c’est pouvoir un toucher un grand public</text:p>
          </table:table-cell>
        </table:table-row>
        <table:table-row table:style-name="Tableau3.1">
          <table:table-cell table:style-name="Tableau3.A2" office:value-type="string">
            <text:p text:style-name="P26">Exporter le menu sur deliveroo</text:p>
          </table:table-cell>
          <table:table-cell table:style-name="Tableau3.A2" office:value-type="string">
            <text:p text:style-name="P37">Au clic sur l'encart, l'utilisateur doit être redirigé sur l'application Deliveroo <text:span text:style-name="T19">avec le menu prêt à être posté</text:span></text:p>
          </table:table-cell>
          <table:table-cell table:style-name="Tableau3.A2" office:value-type="string">
            <text:p text:style-name="P26">API deliveroo</text:p>
          </table:table-cell>
          <table:table-cell table:style-name="Tableau3.A2" office:value-type="string">
            <text:p text:style-name="P18"><text:span text:style-name="T19">L’API Deliveroo </text:span>permet aux développeurs de créer des applications tierces qui utilisent les fonctionnalités de Deliveroo </text:p>
          </table:table-cell>
          <table:table-cell table:style-name="Tableau3.A2" office:value-type="string">
            <text:p text:style-name="P30">1) L’APi est directement crée par deliveroo, ce qui permet une maintenance efficace</text:p>
            <text:p text:style-name="P30">2) C’est une API facile et rapide à intégrer</text:p>
          </table:table-cell>
        </table:table-row>
        <table:table-row table:style-name="Tableau3.1">
          <table:table-cell table:style-name="Tableau3.A2" office:value-type="string">
            <text:p text:style-name="P37">Exporter le menu en pdf</text:p>
          </table:table-cell>
          <table:table-cell table:style-name="Tableau3.A2" office:value-type="string">
            <text:p text:style-name="P37">Faire en sorte de pouvoir créer un pdf du menu généré <text:span text:style-name="T13">en un clic</text:span></text:p>
          </table:table-cell>
          <table:table-cell table:style-name="Tableau3.A2" office:value-type="string">
            <text:p text:style-name="P26">jsPDF</text:p>
          </table:table-cell>
          <table:table-cell table:style-name="Tableau3.A2" office:value-type="string">
            <text:p text:style-name="P19">JsPDF est une librairie Javascript permettant de créer des fichiers <text:s/>à partir de documents HTML</text:p>
          </table:table-cell>
          <table:table-cell table:style-name="Tableau3.A2" office:value-type="string">
            <text:p text:style-name="P18">1) Cette librairie a été faite pour faciliter la création de fichiers PDF</text:p>
            <text:p text:style-name="P19">2) Elle est compatible avec les navigateurs modernes</text:p>
          </table:table-cell>
        </table:table-row>
        <table:table-row table:style-name="Tableau3.1">
          <table:table-cell table:style-name="Tableau3.A2" office:value-type="string">
            <text:p text:style-name="P37">Imprimer le menu</text:p>
          </table:table-cell>
          <table:table-cell table:style-name="Tableau3.A2" office:value-type="string">
            <text:p text:style-name="P34">Utiliser un lien qui, <text:span text:style-name="T21">depuis le da</text:span><text:span text:style-name="T24">s</text:span><text:span text:style-name="T21">hboard, </text:span>s’ouvre dans un nouvel onglet vers le back-<text:span text:style-name="T21">office </text:span>de Qwenta</text:p>
          </table:table-cell>
          <table:table-cell table:style-name="Tableau3.A2" office:value-type="string">
            <text:p text:style-name="P42">React-router</text:p>
            <text:p text:style-name="P42"/>
          </table:table-cell>
          <table:table-cell table:style-name="Tableau3.A2" office:value-type="string">
            <text:p text:style-name="P42">React Router est une librairie qui va gérer la navigation.</text:p>
          </table:table-cell>
          <table:table-cell table:style-name="Tableau3.A2" office:value-type="string">
            <text:p text:style-name="P18"><text:span text:style-name="T24">1) </text:span><text:span text:style-name="T22"><text:s/></text:span>React Router facilite la gestion de la navigation <text:span text:style-name="T24">sur le site.</text:span></text:p>
            <text:p text:style-name="P18"><text:span text:style-name="T24">2) </text:span>On <text:span text:style-name="T24">peut </text:span>créer des composants de navigation réutilisables qui peuvent être utilisés dans plusieurs parties <text:span text:style-name="T24">du site</text:span></text:p>
          </table:table-cell>
        </table:table-row>
        <table:table-row table:style-name="Tableau3.1">
          <table:table-cell table:style-name="Tableau3.A2" office:value-type="string">
            <text:p text:style-name="P34">Pouvoir avoir accés aux menus crées <text:soft-page-break/>précédemment </text:p>
          </table:table-cell>
          <table:table-cell table:style-name="Tableau3.A2" office:value-type="string">
            <text:p text:style-name="P36">L’utilisateur doit pouvoir <text:span text:style-name="T20">connaître la date de création </text:span><text:soft-page-break/><text:span text:style-name="T20">des menus existants et doit pouvoir les</text:span> <text:span text:style-name="T20">modifier ou les supprimer</text:span></text:p>
          </table:table-cell>
          <table:table-cell table:style-name="Tableau3.A2" office:value-type="string">
            <text:p text:style-name="P29">API Rest</text:p>
          </table:table-cell>
          <table:table-cell table:style-name="Tableau3.A2" office:value-type="string">
            <text:p text:style-name="P29">Reposant sur le protocole HTTP, c’est une API crée en <text:soft-page-break/>NodeJS qui va permettre de communiquer avec la base de données </text:p>
          </table:table-cell>
          <table:table-cell table:style-name="Tableau3.A2" office:value-type="string">
            <text:p text:style-name="P28">1) Les API Rest sont simples à utiliser et à comprendre</text:p>
            <text:p text:style-name="P28"><text:soft-page-break/>2) Elles peuvent être sécurisées très facilement</text:p>
          </table:table-cell>
        </table:table-row>
        <table:table-row table:style-name="Tableau3.1">
          <table:table-cell table:style-name="Tableau3.A2" office:value-type="string">
            <text:p text:style-name="P40">Voir l’aperçu des menus crées sur la page « Mes menus »</text:p>
          </table:table-cell>
          <table:table-cell table:style-name="Tableau3.A2" office:value-type="string">
            <text:p text:style-name="P40">L’utilisateur doit pouvoir voir les menus sous forme d’une miniature </text:p>
          </table:table-cell>
          <table:table-cell table:style-name="Tableau3.A2" office:value-type="string">
            <text:p text:style-name="P20">Bootstrap <text:span text:style-name="T26">(jsPDF)</text:span></text:p>
          </table:table-cell>
          <table:table-cell table:style-name="Tableau3.A2" office:value-type="string">
            <text:p text:style-name="P18">Bootstrap est un framework HTML/CSS qui permet de créer facilement et rapidement des sites et applications web responsives.</text:p>
          </table:table-cell>
          <table:table-cell table:style-name="Tableau3.A2" office:value-type="string">
            <text:p text:style-name="P20">1) Il permet de gagner du temps en appelant des classes CSS déjà existantes</text:p>
            <text:p text:style-name="P20">2) <text:span text:style-name="T26">On peut créer des cartes facilement avec des images</text:span></text:p>
          </table:table-cell>
        </table:table-row>
        <table:table-row table:style-name="Tableau3.1">
          <table:table-cell table:style-name="Tableau3.A2" office:value-type="string">
            <text:p text:style-name="P40">Acceder à la création de menus depuis la page « Mes menus »</text:p>
          </table:table-cell>
          <table:table-cell table:style-name="Tableau3.A2" office:value-type="string">
            <text:p text:style-name="P40">Depuis un encart se trouvant à droite des miniatures</text:p>
          </table:table-cell>
          <table:table-cell table:style-name="Tableau3.A2" office:value-type="string">
            <text:p text:style-name="P42">React-router</text:p>
            <text:p text:style-name="P42"/>
          </table:table-cell>
          <table:table-cell table:style-name="Tableau3.A2" office:value-type="string">
            <text:p text:style-name="P42">React Router est une librairie qui va gérer la navigation.</text:p>
          </table:table-cell>
          <table:table-cell table:style-name="Tableau3.A2" office:value-type="string">
            <text:p text:style-name="P18"><text:span text:style-name="T24">1) </text:span><text:span text:style-name="T22"><text:s/></text:span>React Router facilite la gestion de la navigation <text:span text:style-name="T24">sur le site.</text:span></text:p>
            <text:p text:style-name="P18"><text:span text:style-name="T24">2) </text:span>On <text:span text:style-name="T24">peut </text:span>créer des composants de navigation réutilisables qui peuvent être utilisés dans plusieurs parties <text:span text:style-name="T24">du site</text:span></text:p>
          </table:table-cell>
        </table:table-row>
        <table:table-row table:style-name="Tableau3.1">
          <table:table-cell table:style-name="Tableau3.A2" office:value-type="string">
            <text:p text:style-name="P34">Avoir accés aux « Mentions Légales »</text:p>
          </table:table-cell>
          <table:table-cell table:style-name="Tableau3.A2" office:value-type="string">
            <text:p text:style-name="P36">Ouverture d’une fenêtre modale avec le texte contenant les mentions légales</text:p>
          </table:table-cell>
          <table:table-cell table:style-name="Tableau3.A2" office:value-type="string">
            <text:p text:style-name="P44">react-modal </text:p>
          </table:table-cell>
          <table:table-cell table:style-name="Tableau3.A2" office:value-type="string">
            <text:p text:style-name="P56">React Modal est une librairie React populaire pour créer des <text:span text:style-name="T59">f</text:span>enêtres modales personnalisables. </text:p>
            <text:p text:style-name="P56"/>
          </table:table-cell>
          <table:table-cell table:style-name="Tableau3.A2" office:value-type="string">
            <text:p text:style-name="P56">1) React Modal est facile à utiliser et peut être intégré facilement dans <text:span text:style-name="T59">une </text:span>application React existante</text:p>
            <text:p text:style-name="P56"><text:span text:style-name="T59">2) React Modal</text:span> permet aux utilisateurs de naviguer dans la fenêtre modale en utilisant uniquement le clavier. </text:p>
          </table:table-cell>
        </table:table-row>
        <table:table-row table:style-name="Tableau3.1">
          <table:table-cell table:style-name="Tableau3.A2" office:value-type="string">
            <text:p text:style-name="P36">Avoir accés au tarifs</text:p>
          </table:table-cell>
          <table:table-cell table:style-name="Tableau3.A2" office:value-type="string">
            <text:p text:style-name="P36">Il s’agira d’une redirection vers le site de qwenta</text:p>
          </table:table-cell>
          <table:table-cell table:style-name="Tableau3.A2" office:value-type="string">
            <text:p text:style-name="P42">React-router</text:p>
            <text:p text:style-name="P42"/>
          </table:table-cell>
          <table:table-cell table:style-name="Tableau3.A2" office:value-type="string">
            <text:p text:style-name="P42">React Router est une librairie qui va gérer la navigation.</text:p>
          </table:table-cell>
          <table:table-cell table:style-name="Tableau3.A2" office:value-type="string">
            <text:p text:style-name="P18"><text:span text:style-name="T24">1) </text:span><text:span text:style-name="T22"><text:s/></text:span>React Router facilite la gestion de la navigation <text:span text:style-name="T24">sur le site.</text:span></text:p>
            <text:p text:style-name="P18"><text:span text:style-name="T24">2) </text:span>On <text:span text:style-name="T24">peut </text:span>créer des composants de navigation réutilisables qui peuvent être utilisés dans plusieurs parties <text:span text:style-name="T24">du site</text:span></text:p>
          </table:table-cell>
        </table:table-row>
        <table:table-row table:style-name="Tableau3.1">
          <table:table-cell table:style-name="Tableau3.A2" office:value-type="string">
            <text:p text:style-name="P36">Modifier ses informations utilisateurs </text:p>
          </table:table-cell>
          <table:table-cell table:style-name="Tableau3.A2" office:value-type="string">
            <text:p text:style-name="P36">Pouvoir modifier son adresse email ou bien lier d’autres adresses à son compte</text:p>
          </table:table-cell>
          <table:table-cell table:style-name="Tableau3.A2" office:value-type="string">
            <text:p text:style-name="P22">Auth0</text:p>
          </table:table-cell>
          <table:table-cell table:style-name="Tableau3.A2" office:value-type="string">
            <text:p text:style-name="P18"><text:span text:style-name="T15">Il permet aux </text:span>utilisateurs de s'authentifier à l'aide d'un lien magique via des e-mails.</text:p>
          </table:table-cell>
          <table:table-cell table:style-name="Tableau3.A2" office:value-type="string">
            <text:p text:style-name="P18">1) Auth0 est conçu pour gérer des milliards d'authentifications par jour, ce qui le rend évolutif et <text:soft-page-break/>adapté aux entreprises de toutes tailles.</text:p>
            <text:p text:style-name="P18">2) Auth0 peut être facilement intégré à diverses applications et technologies, notamment les frameworks web <text:span text:style-name="T15">ou les API</text:span></text:p>
          </table:table-cell>
        </table:table-row>
        <table:table-row table:style-name="Tableau3.1">
          <table:table-cell table:style-name="Tableau3.A2" office:value-type="string">
            <text:p text:style-name="P36">Créer le branding de son restaurant </text:p>
          </table:table-cell>
          <table:table-cell table:style-name="Tableau3.A2" office:value-type="string">
            <text:p text:style-name="P36">Il faut pouvoir ajouter/modifier/supprimer le logo ou bien les couleurs de sa marque</text:p>
          </table:table-cell>
          <table:table-cell table:style-name="Tableau3.A2" office:value-type="string">
            <text:p text:style-name="P20">Bootstrap</text:p>
          </table:table-cell>
          <table:table-cell table:style-name="Tableau3.A2" office:value-type="string">
            <text:p text:style-name="P18">Bootstrap est un framework HTML/CSS qui permet de créer facilement et rapidement des sites et applications web responsives.</text:p>
          </table:table-cell>
          <table:table-cell table:style-name="Tableau3.A2" office:value-type="string">
            <text:p text:style-name="P20">1) Il permet de gagner du temps en appelant des classes CSS déjà existantes</text:p>
            <text:p text:style-name="P20">2) Bootstrap est compatible sur tous les navigateurs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list xml:id="list230231700065813" text:continue-list="list3197585722" text:style-name="WWNum4">
        <text:list-item>
          <text:p text:style-name="P63">Liens avec le back-end </text:p>
        </text:list-item>
      </text:list>
      <text:p text:style-name="P48"><draw:rect text:anchor-type="as-char" style:rel-width="100%" draw:z-index="11" draw:name="Forme2" draw:style-name="gr1" draw:text-style-name="P92" svg:width="24.621cm" svg:height="0.054cm"><text:p/></draw:rect></text:p>
      <text:p text:style-name="P45"/>
      <text:list text:style-name="WWNum7">
        <text:list-item>
          <text:p text:style-name="P75">Quel langage pour le serveur ? </text:p>
          <text:p text:style-name="P75"/>
          <text:p text:style-name="P84">NodeJS <text:span text:style-name="T11">(basée sur le Javascript comme React)</text:span></text:p>
          <text:p text:style-name="P85"/>
        </text:list-item>
        <text:list-item>
          <text:p text:style-name="P75">A-t-on besoin d’une API ? Si oui laquelle ? <text:s/></text:p>
          <text:p text:style-name="P86"/>
          <text:p text:style-name="P76"><text:span text:style-name="T8">On a besoin de l’API </text:span><text:span text:style-name="T10">Graph </text:span><text:span text:style-name="T8">de </text:span><text:span text:style-name="T31">Instagram</text:span><text:span text:style-name="T8"> </text:span><text:span text:style-name="T9">et </text:span><text:span text:style-name="T10">l’API </text:span><text:span text:style-name="T9">de </text:span><text:span text:style-name="T30">Deliveroo</text:span><text:span text:style-name="T8"> pour pouvoir exporter son menu </text:span><text:span text:style-name="T11">sur ces 2 differents sites.</text:span></text:p>
          <text:p text:style-name="P88"><text:span text:style-name="T35">A</text:span><text:span text:style-name="T36">uth0</text:span><text:span text:style-name="T38"> afin de gérer l’authentification des utilisateurs.</text:span></text:p>
          <text:p text:style-name="P89"><text:span text:style-name="T38">L’</text:span><text:span text:style-name="T37">API </text:span><text:span text:style-name="T34">Rest</text:span><text:span text:style-name="T37"> pour pouvoir connecter le frontend au serveur</text:span></text:p>
          <text:p text:style-name="P87"><text:s/></text:p>
        </text:list-item>
        <text:list-item>
          <text:p text:style-name="P76">Base de données choisie : </text:p>
          <text:p text:style-name="P77"/>
          <text:list>
            <text:list-header>
              <text:p text:style-name="P77"><text:s text:c="6"/><text:span text:style-name="T29">SQL</text:span> (peu de données à stocker)</text:p>
            </text:list-header>
          </text:list>
        </text:list-item>
      </text:list>
      <text:p text:style-name="P12"/>
      <text:p text:style-name="P14"/>
      <text:list xml:id="list230231322671092" text:continue-list="list230231700065813" text:style-name="WWNum4">
        <text:list-item>
          <text:p text:style-name="P63">Préconisations concernant le domaine et l’hébergement</text:p>
        </text:list-item>
      </text:list>
      <text:p text:style-name="P17"><draw:rect text:anchor-type="as-char" style:rel-width="100%" draw:z-index="12" draw:name="Forme3" draw:style-name="gr1" draw:text-style-name="P92" svg:width="24.621cm" svg:height="0.054cm"><text:p/></draw:rect></text:p>
      <text:p text:style-name="P9"/>
      <text:list xml:id="list2186462965" text:style-name="WWNum8">
        <text:list-item>
          <text:p text:style-name="P78"><text:span text:style-name="T14">Nom du domaine </text:span>: <text:span text:style-name="T31">menumaker.qwenta.com</text:span></text:p>
          <text:p text:style-name="P78"><text:span text:style-name="T31"/></text:p>
        </text:list-item>
        <text:list-item>
          <text:p text:style-name="P62"><text:span text:style-name="T54">Nom de l’hébergement </text:span><text:span text:style-name="T51">: </text:span><text:span text:style-name="T52">OVH </text:span><text:span text:style-name="T53">(cet hebergeur</text:span><text:span text:style-name="T39"> possède des avantages spécifiques qui le rendent intéressant pour les entreprises et les projets en ligne qui cherchent une solution d'hébergement fiable, sécurisée, économique et avec une couverture mondiale. </text:span><text:span text:style-name="T40">De plus, ils </text:span><text:span text:style-name="T39">propose</text:span><text:span text:style-name="T40">nt</text:span><text:span text:style-name="T39"> différents types de bases de données pour répondre aux besoins de ses clients.</text:span><text:span text:style-name="T40">)</text:span></text:p>
          <text:p text:style-name="P62"><text:span text:style-name="T40"/></text:p>
        </text:list-item>
        <text:list-item>
          <text:p text:style-name="P78"><text:span text:style-name="T14">Adresses e-mail</text:span> : <text:span text:style-name="T16">Adresses e-mail personalisées en utilisant le nom de domaine (</text:span><text:span text:style-name="T32">contact@menumaker.com</text:span><text:span text:style-name="T16">)</text:span></text:p>
        </text:list-item>
      </text:list>
      <text:p text:style-name="P10"><text:soft-page-break/></text:p>
      <text:p text:style-name="P10"/>
      <text:p text:style-name="P66"/>
      <text:p text:style-name="P67"/>
      <text:list xml:id="list230233105157738" text:continue-list="list230231322671092" text:style-name="WWNum4">
        <text:list-item>
          <text:p text:style-name="P65">Accessibilité</text:p>
        </text:list-item>
      </text:list>
      <text:p text:style-name="P17"><draw:rect text:anchor-type="as-char" style:rel-width="100%" draw:z-index="13" draw:name="Forme4" draw:style-name="gr1" draw:text-style-name="P92" svg:width="24.621cm" svg:height="0.054cm"><text:p/></draw:rect></text:p>
      <text:p text:style-name="P9"/>
      <text:list text:style-name="WWNum2">
        <text:list-item>
          <text:p text:style-name="P79"><text:span text:style-name="T14">Compatibilité navigateur</text:span> : <text:span text:style-name="T12">Le site doit être compatible avec les </text:span><text:span text:style-name="T45">2 </text:span><text:span text:style-name="T12">dernières versions de</text:span><text:span text:style-name="T45">s navigateurs maintenus</text:span><text:span text:style-name="T12"> </text:span><text:span text:style-name="T45">(</text:span><text:span text:style-name="T12">Firefox, Safari et Chrome</text:span><text:span text:style-name="T45">)</text:span><text:span text:style-name="T12">.</text:span></text:p>
        </text:list-item>
        <text:list-item>
          <text:p text:style-name="P79"><text:span text:style-name="T14">Types d’appareils</text:span> : <text:span text:style-name="T12">Le site sera en version desktop.</text:span></text:p>
        </text:list-item>
      </text:list>
      <text:p text:style-name="P46"/>
      <text:p text:style-name="P46"/>
      <text:p text:style-name="P9"/>
      <text:list xml:id="list230232770992663" text:continue-list="list230233105157738" text:style-name="WWNum4">
        <text:list-item>
          <text:p text:style-name="P64">Services tiers</text:p>
        </text:list-item>
      </text:list>
      <text:p text:style-name="P17"><draw:rect text:anchor-type="as-char" style:rel-width="100%" draw:z-index="14" draw:name="Forme5" draw:style-name="gr1" draw:text-style-name="P92" svg:width="24.621cm" svg:height="0.054cm"><text:p/></draw:rect></text:p>
      <text:p text:style-name="P47"/>
      <text:list xml:id="list1640053745" text:style-name="WWNum1">
        <text:list-item>
          <text:p text:style-name="P80"><text:span text:style-name="T14">Google Font </text:span>: Avoir plusieurs polices d’écriture pour une meilleure personnalisation du menu</text:p>
        </text:list-item>
        <text:list-item>
          <text:p text:style-name="P80"><text:span text:style-name="T14">Canva</text:span> : Implemente la fonctionnalité de création et modification de logo</text:p>
        </text:list-item>
        <text:list-item>
          <text:p text:style-name="P83"><text:span text:style-name="T14">Instagram</text:span> : Permet de pouvoir poster son menu sur ce réseau social</text:p>
        </text:list-item>
        <text:list-item>
          <text:p text:style-name="P83"><text:span text:style-name="T14">Deliveroo</text:span> : Afin d’exporter son menu sur ce site</text:p>
        </text:list-item>
      </text:list>
      <text:p text:style-name="P11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230231579119374" text:continue-list="list230232770992663" text:style-name="WWNum4">
        <text:list-item>
          <text:p text:style-name="P64">Recommandations en termes de sécurité</text:p>
        </text:list-item>
      </text:list>
      <text:p text:style-name="P17"><draw:rect text:anchor-type="as-char" style:rel-width="100%" draw:z-index="15" draw:name="Forme6" draw:style-name="gr1" draw:text-style-name="P92" svg:width="24.621cm" svg:height="0.054cm"><text:p/></draw:rect></text:p>
      <text:p text:style-name="P8"/>
      <text:list text:style-name="WWNum6">
        <text:list-item>
          <text:p text:style-name="P81">Mettre en œuvre le protocole TLS (il va chiffrer les informations transferées entre le serveur et les utilisateurs)</text:p>
        </text:list-item>
        <text:list-item>
          <text:p text:style-name="P81">Utiliser le HTTPS pour le site (marqué par le cadenas à coté de l’adresse du site)</text:p>
        </text:list-item>
        <text:list-item>
          <text:p text:style-name="P81">Limiter l’acces aux outils et interfaces d’administration aux seules personnes habilitées <text:span text:style-name="T45">via un domaine secondaire </text:span>(développeurs, data analysts…)</text:p>
        </text:list-item>
        <text:list-item>
          <text:p text:style-name="P60">Ne pas stocker le token de connexion en clair (sur le disque dur de l’utilisateur)</text:p>
        </text:list-item>
        <text:list-item>
          <text:p text:style-name="P60">Ne pas placer les bases de données sur un serveur directement accessible depuis Internet.</text:p>
          <text:p text:style-name="P70"/>
        </text:list-item>
      </text:list>
      <text:p text:style-name="P9"><text:line-break/></text:p>
      <text:p text:style-name="P9"/>
      <text:list xml:id="list230231642240146" text:continue-list="list230231579119374" text:style-name="WWNum4">
        <text:list-item>
          <text:p text:style-name="P90"><text:span text:style-name="T6">Maintenance du site et futures mises à jour</text:span><draw:rect text:anchor-type="as-char" style:rel-width="100%" draw:z-index="16" draw:name="Forme7" draw:style-name="gr1" draw:text-style-name="P92" svg:width="24.621cm" svg:height="0.054cm"><text:p/></draw:rect></text:p>
        </text:list-item>
      </text:list>
      <text:p text:style-name="P49"/>
      <text:list xml:id="list986715066" text:style-name="WWNum3">
        <text:list-item>
          <text:p text:style-name="P82"><text:span text:style-name="T29">Maintenance </text:span>:</text:p>
          <text:p text:style-name="P82"/>
        </text:list-item>
      </text:list>
      <text:p text:style-name="P54"><text:tab/>C’est un suivi qui permet d'analyser et de corriger les bugs que le site pourrait présenter au fil de son existence. </text:p>
      <text:p text:style-name="P55"><text:tab/>Il existe deux grands types de maintenance de site :</text:p>
      <text:p text:style-name="P58"><text:span text:style-name="Strong_20_Emphasis"><text:span text:style-name="T48"><text:tab/></text:span></text:span><text:span text:style-name="Strong_20_Emphasis"><text:span text:style-name="T47">L’entretien technique</text:span></text:span><text:span text:style-name="T46">: mises à jour de sécurité, d’extensions, de scripts, de performances…<text:tab/></text:span></text:p>
      <text:p text:style-name="P58"><text:span text:style-name="Strong_20_Emphasis"><text:span text:style-name="T48"><text:tab/></text:span></text:span><text:span text:style-name="Strong_20_Emphasis"><text:span text:style-name="T47">La gestion du contenu</text:span></text:span><text:span text:style-name="Strong_20_Emphasis"><text:span text:style-name="T46">: </text:span></text:span><text:span text:style-name="T46">mises à jour des contenus obsolètes, liens cassés, pages inutiles…</text:span></text:p>
      <text:p text:style-name="P54"/>
      <text:p text:style-name="P50"/>
      <text:p text:style-name="P51"/>
      <text:list xml:id="list230232827307263" text:continue-numbering="true" text:style-name="WWNum3">
        <text:list-item>
          <text:p text:style-name="P82"><text:span text:style-name="T29">Futures mises à jour </text:span>:</text:p>
          <text:p text:style-name="P82"/>
        </text:list-item>
      </text:list>
      <text:p text:style-name="P52"><text:span text:style-name="T42"><text:tab/></text:span><text:span text:style-name="T41">Page d’accueil </text:span><text:span text:style-name="T43">: </text:span>Ajouter des animations sur la photo de la bannière + sur les formes géométriques des sections. </text:p>
      <text:p text:style-name="P53"><text:span text:style-name="T55"><text:tab/></text:span><text:span text:style-name="T14">Tarifs</text:span> : Les intégrer directement sur Menu Maker</text:p>
      <text:p text:style-name="P53"><text:span text:style-name="T55"><text:tab/></text:span><text:span text:style-name="T14">Paiement</text:span> : Créer <text:span text:style-name="T44">le possibilité de </text:span>changer de moyen de paiement</text:p>
      <text:p text:style-name="P53"><text:span text:style-name="T55"><text:tab/></text:span><text:span text:style-name="T14">Blog</text:span> : Créer un blog interne à Menu Maker</text:p>
      <text:p text:style-name="P53"><text:soft-page-break/></text:p>
      <text:p text:style-name="P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officeooo:rsid="00178639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9.491cm" svg:y="-2.143cm" svg:width="5.622cm" svg:height="2.812cm" draw:z-index="9"><draw:image xlink:href="Pictures/100000000000051D0000028F64226E72DC64FB12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8T23:02:30.802000000</dc:date>
    <meta:editing-duration>P1DT4H21M28S</meta:editing-duration>
    <meta:editing-cycles>34</meta:editing-cycles>
    <meta:generator>LibreOffice/7.4.2.3$Windows_X86_64 LibreOffice_project/382eef1f22670f7f4118c8c2dd222ec7ad009daf</meta:generator>
    <meta:document-statistic meta:table-count="3" meta:image-count="1" meta:object-count="0" meta:page-count="10" meta:paragraph-count="206" meta:word-count="1990" meta:character-count="12326" meta:non-whitespace-character-count="10508"/>
  </office:meta>
</office:document-meta>
</file>